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lbany AMT" svg:font-family="'Albany AMT'"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Verdana" fo:font-size="20pt" officeooo:rsid="00192638" officeooo:paragraph-rsid="00192638" style:font-size-asian="17.5pt" style:font-size-complex="20pt"/>
    </style:style>
    <style:style style:name="P2" style:family="paragraph" style:parent-style-name="Standard">
      <style:text-properties style:font-name="Verdana" fo:font-size="16pt" officeooo:rsid="00192638" officeooo:paragraph-rsid="00192638" style:font-size-asian="14pt" style:font-size-complex="16pt"/>
    </style:style>
    <style:style style:name="P3" style:family="paragraph" style:parent-style-name="Standard">
      <style:text-properties style:font-name="Verdana" fo:font-size="16pt" officeooo:rsid="00192638" officeooo:paragraph-rsid="00192638" style:font-size-asian="16pt" style:font-size-complex="16pt"/>
    </style:style>
    <style:style style:name="P4" style:family="paragraph" style:parent-style-name="Standard">
      <style:text-properties fo:color="#0000ff" style:font-name="Verdana" fo:font-size="20pt" fo:font-weight="bold" officeooo:rsid="00192638" officeooo:paragraph-rsid="00192638" style:font-size-asian="17.5pt" style:font-weight-asian="bold" style:font-size-complex="20pt" style:font-weight-complex="bold"/>
    </style:style>
    <style:style style:name="P5" style:family="paragraph" style:parent-style-name="Standard">
      <style:text-properties fo:color="#008000" style:font-name="Verdana" fo:font-size="20pt" fo:font-weight="bold" officeooo:rsid="00192638" officeooo:paragraph-rsid="00192638" style:font-size-asian="17.5pt" style:font-weight-asian="bold" style:font-size-complex="20pt" style:font-weight-complex="bold"/>
    </style:style>
    <style:style style:name="P6" style:family="paragraph" style:parent-style-name="Standard">
      <style:text-properties fo:color="#ffff00" style:font-name="Verdana" fo:font-size="20pt" fo:text-shadow="1pt 1pt" fo:font-weight="bold" officeooo:rsid="00192638" officeooo:paragraph-rsid="00192638" fo:background-color="transparent" style:font-size-asian="17.5pt" style:font-weight-asian="bold" style:font-size-complex="20pt" style:font-weight-complex="bold"/>
    </style:style>
    <style:style style:name="P7" style:family="paragraph" style:parent-style-name="Standard">
      <style:text-properties fo:color="#ff0000" style:font-name="Verdana" fo:font-size="20pt" fo:font-weight="bold" officeooo:rsid="00192638" officeooo:paragraph-rsid="00192638" style:font-size-asian="17.5pt" style:font-weight-asian="bold" style:font-size-complex="20pt" style:font-weight-complex="bold"/>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pply</text:p>
      <text:p text:style-name="P2">Apply to join neighboring teams. If a neighboring team votes to accept you, you will have the choice to switch to the neighboring team. “Pay” describes how much you would be paid if you joined this team. </text:p>
      <text:p text:style-name="P1"/>
      <text:p text:style-name="P5">Accept</text:p>
      <text:p text:style-name="P2">Vote (with your team members) to allow another participant to join your team. “Pay” describes how much you would be paid if this person were on your team.</text:p>
      <text:p text:style-name="P1"/>
      <text:p text:style-name="P6">Join</text:p>
      <text:p text:style-name="P2">Switch to a different team. “Pay” describes how much you would be paid if you were on the other team. This step may not appear if no teams have accepted you.</text:p>
      <text:p text:style-name="P1"/>
      <text:p text:style-name="P7">Expel</text:p>
      <text:p text:style-name="P3">Vote (with your team members) to expel someone from your team. “Pay” describes how much you would be paid if this agent left your team.</text:p>
      <text:p text:style-name="P3"/>
      <text:p text:style-name="P3"><text:span text:style-name="T1">Pay</text:span> is based on which people you have on your team, and is not calculated until the end of the round, at which point you will receive the amount shown under “Current Pa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lbany AMT" svg:font-family="'Albany AMT'"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3" fo:hyphenation-push-char-count="3"/>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AMT" fo:font-family="'Albany AMT'"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than Dykhuis</meta:initial-creator>
    <meta:creation-date>2014-09-24T10:13:57.984815140</meta:creation-date>
    <dc:date>2014-09-24T10:24:13.911602350</dc:date>
    <dc:creator>Nathan Dykhuis</dc:creator>
    <meta:editing-duration>PT2M36S</meta:editing-duration>
    <meta:editing-cycles>2</meta:editing-cycles>
    <meta:generator>LibreOffice/4.1.6.2$Linux_X86_64 LibreOffice_project/410m0$Build-2</meta:generator>
    <meta:document-statistic meta:table-count="0" meta:image-count="0" meta:object-count="0" meta:page-count="1" meta:paragraph-count="9" meta:word-count="158" meta:character-count="841" meta:non-whitespace-character-count="690"/>
  </office:meta>
</office:document-meta>
</file>